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2-20_09-11-1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2-20_03-27-01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2-19_14-05-3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19_21-19-3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2-19_21-26-16_000.jpg</text:p>
          </table:table-cell>
          <table:table-cell table:style-name="ce26" office:value-type="string">
            <text:p>:m 食べた物 / 盛り付け方、様子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2-20_00-48-0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,occasion=経過観察,id=2023-02-16_11-12-57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 office:value-type="string">
            <text:p>2023-02-20_00-48-04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,occasion=経過観察,id=2023-02-16_11-12-57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0" office:value-type="string">
            <text:p>2023-02-20_00-48-1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。傾けてみる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。傾けてみる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１日、経過。傾けてみる,occasion=経過観察,id=2023-02-16_11-12-57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20_00-47-4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,id=2023-02-13_01-36-56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2-20_00-47-44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,id=2023-02-13_01-36-56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2-20_00-48-19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傾けてみる。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傾けてみる。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１日後。傾けてみる。,id=2023-02-13_01-36-5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2-20_09-26-3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2-19_15-16-29_000.jpg</text:p>
          </table:table-cell>
          <table:table-cell table:style-name="ce26" office:value-type="string">
            <text:p>:m #*# / memo:article / a-id=R2LS / theme=イスラエル：イギリス：武器製造会社 / media=ei,platform=yandex,genre=~,content=~,w=UAV-Engines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/ memo:article / a-id=R2LS / theme=イスラエル：イギリス：武器製造会社 / media=ei,platform=yandex,genre=~,content=~,w=UAV-Engines / session-number=~ / doc=~,other=~">
            <text:p>:m #*# / memo:article / a-id=R2LS / theme=イスラエル：イギリス：武器製造会社 / media=ei,platform=yandex,genre=~,content=~,w=UAV-Engines / session-number=~ / doc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 office:value-type="string">
            <text:p>2023-02-19_17-09-30_000.jpg</text:p>
          </table:table-cell>
          <table:table-cell table:style-name="ce26" office:value-type="string">
            <text:p>:m 1-2*3 RES / JVEMV6 64#241_shimamoto_revolution / 『イスラーム革命の精神』 著者=嶋本隆光,校注=~ / p.5 / w=AIOC;NIOC;バーザルカーン,topic=,publisher=~,other=timeline+:５０年選挙～国有化宣言～パハラヴィ、帰国;timeline+:農地改革法案～白色革命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8" office:value-type="string">
            <text:p>2023-02-19_17-09-44_000.jpg</text:p>
          </table:table-cell>
          <table:table-cell table:style-name="ce26" office:value-type="string">
            <text:p>:m 3*3 RES / JVEMV6 64#241_shimamoto_revolution / 『イスラーム革命の精神』 著者=嶋本隆光,校注=~ / p.5 / w=,topic=,publisher=~,other=timeline+:63.3.21:ファイズィイェ・モスク～64.11.1:逮捕、追放～71.9.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3*3 RES / JVEMV6 64#241_shimamoto_revolution / 『イスラーム革命の精神』 著者=嶋本隆光,校注=~ / p.5 / w=,topic=,publisher=~,other=timeline+:63.3.21:ファイズィイェ・モスク～64.11.1:逮捕、追放～71.9.23">
            <text:p>:m 3*3 RES / JVEMV6 64#241_shimamoto_revolution / 『イスラーム革命の精神』 著者=嶋本隆光,校注=~ / p.5 / w=,topic=,publisher=~,other=timeline+:63.3.21:ファイズィイェ・モスク～64.11.1:逮捕、追放～71.9.23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2-19_17-11-37_000.jpg</text:p>
          </table:table-cell>
          <table:table-cell table:style-name="ce26" office:value-type="string">
            <text:p>:m #*# / memo:other(m:other) / topic=習字, about=,other=,id=~,content=単;着;片;藤;食;御;内;外;暗;殺;城;龍;宮;間;官;言;債;発;表;前;後;改;草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/ memo:other(m:other) / topic=習字, about=,other=,id=~,content=単;着;片;藤;食;御;内;外;暗;殺;城;龍;宮;間;官;言;債;発;表;前;後;改;草;">
            <text:p>:m #*# / memo:other(m:other) / topic=習字, about=,other=,id=~,content=単;着;片;藤;食;御;内;外;暗;殺;城;龍;宮;間;官;言;債;発;表;前;後;改;草;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19_22-19-18_000.jpg</text:p>
          </table:table-cell>
          <table:table-cell table:style-name="ce26" office:value-type="string">
            <text:p>:m #*# / memo:article / a-id=~ / theme=米軍：韓国軍：軍事演習 / media=ptv,platform=tor,genre=~,content=~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/ memo:article / a-id=~ / theme=米軍：韓国軍：軍事演習 / media=ptv,platform=tor,genre=~,content=~,w=~ / session-number=~ / doc=~,other=~">
            <text:p>:m #*# / memo:article / a-id=~ / theme=米軍：韓国軍：軍事演習 / media=ptv,platform=tor,genre=~,content=~,w=~ / session-number=~ / doc=~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2-20_09-44-03_000.jpg</text:p>
          </table:table-cell>
          <table:table-cell table:style-name="ce26" office:value-type="string">
            <text:p>:m :th,mysl / topic=モンゴルの戦いについて / content=何故、そんなことをする？必要がない；数学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:th,mysl / topic=モンゴルの戦いについて / content=何故、そんなことをする？必要がない；数学,other=~ / lang=ja">
            <text:p>:m :th,mysl / topic=モンゴルの戦いについて / content=何故、そんなことをする？必要がない；数学,other=~ / lang=ja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2-20_10-30-36_000.jpg</text:p>
          </table:table-cell>
          <table:table-cell table:style-name="ce26" office:value-type="string">
            <text:p>:m #*# RES / JVEMV6 64#67_5_kooyachoo / 『論語 公冶長』 著者=~,校注=~ / p.116 / w=,topic=,publisher=明治書院,other=図式：魯国、鄭国：襄公、昭公、子産、孔子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#*# RES / JVEMV6 64#67_5_kooyachoo / 『論語 公冶長』 著者=~,校注=~ / p.116 / w=,topic=,publisher=明治書院,other=図式：魯国、鄭国：襄公、昭公、子産、孔子">
            <text:p>:m #*# RES / JVEMV6 64#67_5_kooyachoo / 『論語 公冶長』 著者=~,校注=~ / p.116 / w=,topic=,publisher=明治書院,other=図式：魯国、鄭国：襄公、昭公、子産、孔子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2-20_11-45-05_000.jpg</text:p>
          </table:table-cell>
          <table:table-cell table:style-name="ce26" office:value-type="string">
            <text:p>:m 1*1 RES / JVEMV6 64#218_chosenjin_gyakusatsu / 『関東大震災　「朝鮮人虐殺の真実」』 著者=工藤美代子,校注=~,出版社=産経新聞出版 / p.92 / w=,topic=当時の新聞記事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1*1 RES / JVEMV6 64#218_chosenjin_gyakusatsu / 『関東大震災　「朝鮮人虐殺の真実」』 著者=工藤美代子,校注=~,出版社=産経新聞出版 / p.92 / w=,topic=当時の新聞記事,publisher=~,other=~">
            <text:p>:m 1*1 RES / JVEMV6 64#218_chosenjin_gyakusatsu / 『関東大震災　「朝鮮人虐殺の真実」』 著者=工藤美代子,校注=~,出版社=産経新聞出版 / p.92 / w=,topic=当時の新聞記事,publisher=~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2023/02/20</text:date>, <text:time>12:14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0T12:14:12.57</dc:date>
    <dc:creator>iwabuchi ken</dc:creator>
    <meta:editing-duration>P54DT2H8M42S</meta:editing-duration>
    <meta:editing-cycles>17442</meta:editing-cycles>
    <meta:document-statistic meta:table-count="2" meta:cell-count="929" meta:object-count="0"/>
    <meta:user-defined meta:name="qrichtext">1</meta:user-defined>
  </office:meta>
</office:document-meta>
</file>